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" style:family="text">
      <style:text-properties fo:color="#00ae00"/>
    </style:style>
    <style:style style:name="T2" style:family="text">
      <style:text-properties fo:color="#00ae00" fo:font-weight="normal" style:font-weight-asian="normal" style:font-weight-complex="normal"/>
    </style:style>
    <style:style style:name="T3" style:family="text">
      <style:text-properties fo:color="#0000ff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st Pagination</text:p>
      <text:p text:style-name="P3"/>
      <text:p text:style-name="P4">Wyświetlanie na stronie postów:</text:p>
      <text:p text:style-name="P4"/>
      <text:p text:style-name="P4">1. W routingu wprowadzamy zmianę:</text:p>
      <text:p text:style-name="P1">src\BlogAdminBundle\Resources\config\routing\<text:span text:style-name="T3">post.yml</text:span> </text:p>
      <text:p text:style-name="P4"/>
      <text:p text:style-name="P2">admin_post:</text:p>
      <text:p text:style-name="P2"><text:s text:c="4"/>path: <text:s text:c="4"/>/<text:span text:style-name="T1">index/{page}</text:span></text:p>
      <text:p text:style-name="P2"><text:s text:c="4"/>defaults: { _controller: "BlogAdminBundle:Post:index", <text:span text:style-name="T1">page: 1</text:span> }</text:p>
      <text:p text:style-name="P2"/>
      <text:p text:style-name="P4">2. W kontrolerze ustawiamy:</text:p>
      <text:p text:style-name="P1">src\BlogAdminBundle\Controller\<text:span text:style-name="T3">PostController.php</text:span> </text:p>
      <text:p text:style-name="P4"/>
      <text:p text:style-name="P4"/>
      <text:p text:style-name="P5"><text:span text:style-name="T4"><text:s text:c="4"/>public function indexAction(</text:span><text:span text:style-name="T2">$page</text:span><text:span text:style-name="T4">)</text:span></text:p>
      <text:p text:style-name="P6"><text:s text:c="4"/>{</text:p>
      <text:p text:style-name="P6"><text:s text:c="8"/>$em = $this-&gt;getDoctrine()-&gt;getManager();</text:p>
      <text:p text:style-name="P6"/>
      <text:p text:style-name="P5"><text:span text:style-name="T4"><text:s text:c="8"/></text:span><text:span text:style-name="T2">$posts</text:span><text:span text:style-name="T4"> = $em-&gt;getRepository('BlogAdminBundle:Post')-&gt;findAll();</text:span></text:p>
      <text:p text:style-name="P6"><text:s text:c="8"/>//$entities = $em-&gt;getRepository('BlogAdminBundle:Post')-&gt;findBy(array(), array('published_at' =&gt; 'DESC'));</text:p>
      <text:p text:style-name="P6"><text:s text:c="8"/></text:p>
      <text:p text:style-name="P7"><text:s text:c="8"/>$total_posts = count($posts);</text:p>
      <text:p text:style-name="P7"><text:s text:c="8"/>$posts_per_page = 5;</text:p>
      <text:p text:style-name="P7"><text:tab/><text:tab/></text:p>
      <text:p text:style-name="P7"><text:s text:c="8"/>$last_page = ceil($total_posts / $posts_per_page);</text:p>
      <text:p text:style-name="P7"><text:s text:c="8"/>$previous_page = $page &gt; 1 ? $page - 1 : 1;</text:p>
      <text:p text:style-name="P7"><text:s text:c="8"/>$next_page = $page &lt; $last_page ? $page + 1 : $last_page;</text:p>
      <text:p text:style-name="P7"><text:s text:c="8"/></text:p>
      <text:p text:style-name="P7"><text:s text:c="8"/>$entities = $em-&gt;getRepository('BlogAdminBundle:Post');</text:p>
      <text:p text:style-name="P7"><text:tab/><text:tab/></text:p>
      <text:p text:style-name="P7"><text:s text:c="8"/>$query = $entities-&gt;createQueryBuilder('p')</text:p>
      <text:p text:style-name="P7"><text:s text:c="12"/>-&gt;setMaxResults($posts_per_page)</text:p>
      <text:p text:style-name="P7"><text:s text:c="12"/>-&gt;setFirstResult(($page - 1) * $posts_per_page)</text:p>
      <text:p text:style-name="P7"><text:s text:c="12"/>-&gt;getQuery();</text:p>
      <text:p text:style-name="P7"><text:tab/><text:tab/></text:p>
      <text:p text:style-name="P7"><text:s text:c="8"/>$entities = $query-&gt;getResult();</text:p>
      <text:p text:style-name="P6"/>
      <text:p text:style-name="P6"><text:s text:c="8"/>return $this-&gt;render('BlogAdminBundle:Post:index.html.twig', array(</text:p>
      <text:p text:style-name="P6"><text:s text:c="12"/>'entities' =&gt; $entities,</text:p>
      <text:p text:style-name="P7"><text:s text:c="12"/>'last_page' =&gt; $last_page,</text:p>
      <text:p text:style-name="P7"><text:s text:c="12"/>'previous_page' =&gt; $previous_page,</text:p>
      <text:p text:style-name="P7"><text:s text:c="12"/>'current_page' =&gt; $page,</text:p>
      <text:p text:style-name="P7"><text:s text:c="12"/>'next_page' =&gt; $next_page,</text:p>
      <text:p text:style-name="P7"><text:s text:c="12"/>'total_posts' =&gt; $total_posts,</text:p>
      <text:p text:style-name="P6"><text:s text:c="8"/>));</text:p>
      <text:p text:style-name="P6"><text:s text:c="4"/>}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3. W template ustawiamy paginację:</text:p>
      <text:p text:style-name="P1">src\BlogAdminBundle\Resources\views\Post\index.html.twig </text:p>
      <text:p text:style-name="P4"/>
      <text:p text:style-name="P7"><text:s text:c="4"/>&lt;div class="row"&gt;</text:p>
      <text:p text:style-name="P7"><text:s text:c="8"/>&lt;div class="col-md-6"&gt;</text:p>
      <text:p text:style-name="P7"><text:s text:c="12"/>&lt;p&gt;&lt;strong&gt;{{ total_posts }}&lt;/strong&gt; posts</text:p>
      <text:p text:style-name="P7"><text:s text:c="16"/>{% if last_page &gt; 1 %}</text:p>
      <text:p text:style-name="P7"><text:s text:c="20"/>- page &lt;strong&gt;{{ current_page }}/{{ last_page }}&lt;/strong&gt;</text:p>
      <text:p text:style-name="P7"><text:s text:c="16"/>{% endif %}</text:p>
      <text:p text:style-name="P7"><text:s text:c="12"/>&lt;/p&gt;</text:p>
      <text:p text:style-name="P7"><text:s text:c="8"/>&lt;/div&gt;</text:p>
      <text:p text:style-name="P7"><text:s text:c="8"/>{% if last_page &gt; 1 %}</text:p>
      <text:p text:style-name="P7"><text:s text:c="8"/>&lt;div class="col-md-6"&gt;</text:p>
      <text:p text:style-name="P7"><text:s text:c="12"/>&lt;div class="text-right"&gt;</text:p>
      <text:p text:style-name="P7"><text:s text:c="16"/>&lt;ul class="pagination"&gt;</text:p>
      <text:p text:style-name="P7"><text:s text:c="18"/>&lt;li&gt;&lt;a href="{{ path('admin_post', { 'page': 1 }) }}"&gt;&amp;laquo;&lt;/a&gt;&lt;/li&gt;</text:p>
      <text:p text:style-name="P7"><text:s text:c="18"/>&lt;li&gt;&lt;a href="{{ path('admin_post', { 'page': previous_page }) }}"&gt;&amp;lsaquo;&lt;/a&gt;&lt;/li&gt;</text:p>
      <text:p text:style-name="P7"/>
      <text:p text:style-name="P7"><text:s text:c="18"/>{% for page in 1..last_page %}</text:p>
      <text:p text:style-name="P7"><text:s text:c="20"/>{% if page == current_page %}</text:p>
      <text:p text:style-name="P7"><text:s text:c="22"/>&lt;li class="active"&gt;&lt;a href="#"&gt;{{ page }}&lt;/a&gt;&lt;/li&gt;</text:p>
      <text:p text:style-name="P7"><text:s text:c="20"/>{% else %}</text:p>
      <text:p text:style-name="P7"><text:s text:c="22"/>&lt;li&gt;&lt;a href="{{ path('admin_post', { 'page': page }) }}"&gt;{{ page }}&lt;/a&gt;&lt;/li&gt;</text:p>
      <text:p text:style-name="P7"><text:s text:c="20"/>{% endif %}</text:p>
      <text:p text:style-name="P7"><text:s text:c="18"/>{% endfor %}</text:p>
      <text:p text:style-name="P7"><text:s text:c="18"/></text:p>
      <text:p text:style-name="P7"><text:s text:c="18"/>&lt;li&gt;&lt;a href="{{ path('admin_post', { 'page': next_page }) }}"&gt;&amp;rsaquo;&lt;/a&gt;&lt;/li&gt;</text:p>
      <text:p text:style-name="P7"><text:s text:c="18"/>&lt;li&gt;&lt;a href="{{ path('admin_post', { 'page': last_page }) }}"&gt;&amp;raquo;&lt;/a&gt;&lt;/li&gt;</text:p>
      <text:p text:style-name="P7"><text:s text:c="16"/>&lt;/ul&gt;</text:p>
      <text:p text:style-name="P7"><text:s text:c="12"/>&lt;/div&gt;</text:p>
      <text:p text:style-name="P7"><text:s text:c="8"/>&lt;/div&gt;</text:p>
      <text:p text:style-name="P7"><text:s text:c="8"/>{% endif %}</text:p>
      <text:p text:style-name="P7"><text:s text:c="4"/>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1M7S</meta:editing-duration>
    <meta:editing-cycles>13</meta:editing-cycles>
    <meta:generator>OpenOffice.org/3.3$Win32 OpenOffice.org_project/330m20$Build-9567</meta:generator>
    <dc:date>2016-01-11T09:57:22.76</dc:date>
    <dc:creator>szymon idczak</dc:creator>
    <meta:document-statistic meta:table-count="0" meta:image-count="0" meta:object-count="0" meta:page-count="2" meta:paragraph-count="70" meta:word-count="234" meta:character-count="2809"/>
    <meta:user-defined meta:name="Info 1"/>
    <meta:user-defined meta:name="Info 2"/>
    <meta:user-defined meta:name="Info 3"/>
    <meta:user-defined meta:name="Info 4"/>
  </office:meta>
</office:document-meta>
</file>